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3300" style:font-name="Garuda" fo:font-style="italic" fo:font-weight="normal" officeooo:rsid="0014f6f1" officeooo:paragraph-rsid="0014f6f1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color="#ff3300" style:font-name="Garuda" fo:font-style="italic" fo:font-weight="normal" officeooo:rsid="0014f6f1" officeooo:paragraph-rsid="004356f4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color="#ff3300" style:font-name="Garuda" fo:font-style="italic" fo:font-weight="normal" officeooo:rsid="0057e7e9" officeooo:paragraph-rsid="0057e7e9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color="#ff3300" style:font-name="Garuda" fo:font-style="italic" fo:font-weight="normal" officeooo:rsid="006fee07" officeooo:paragraph-rsid="006fee07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color="#ff3300" style:font-name="Garuda" fo:font-style="italic" fo:font-weight="normal" officeooo:rsid="0070eb9f" officeooo:paragraph-rsid="0070eb9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color="#ff3300" style:font-name="Garuda" fo:font-style="normal" fo:font-weight="normal" officeooo:rsid="001cf41e" officeooo:paragraph-rsid="001cf41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ff3300" style:font-name="Garuda" fo:font-style="normal" fo:font-weight="normal" officeooo:rsid="001cf41e" officeooo:paragraph-rsid="001fe0d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ff3300" style:font-name="Garuda" fo:font-style="normal" fo:font-weight="normal" officeooo:rsid="001cf41e" officeooo:paragraph-rsid="004356f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ff3300" style:font-name="Garuda" fo:font-style="normal" fo:font-weight="normal" officeooo:rsid="001cf41e" officeooo:paragraph-rsid="0091d74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ff3300" style:font-name="Garuda" fo:font-style="normal" fo:font-weight="normal" officeooo:rsid="001fe0de" officeooo:paragraph-rsid="001fe0d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ff3300" style:font-name="Garuda" fo:font-style="normal" fo:font-weight="normal" officeooo:rsid="00218f10" officeooo:paragraph-rsid="00218f1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ff3300" style:font-name="Garuda" fo:font-style="normal" fo:font-weight="normal" officeooo:rsid="00218f10" officeooo:paragraph-rsid="0027d31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ff3300" style:font-name="Garuda" fo:font-style="normal" fo:font-weight="normal" officeooo:rsid="00218f10" officeooo:paragraph-rsid="002a0e3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ff3300" style:font-name="Garuda" fo:font-style="normal" fo:font-weight="normal" officeooo:rsid="00218f10" officeooo:paragraph-rsid="003bc81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ff3300" style:font-name="Garuda" fo:font-style="normal" fo:font-weight="normal" officeooo:rsid="00218f10" officeooo:paragraph-rsid="004083f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ff3300" style:font-name="Garuda" fo:font-style="normal" fo:font-weight="normal" officeooo:rsid="00218f10" officeooo:paragraph-rsid="0042248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ff3300" style:font-name="Garuda" fo:font-style="normal" fo:font-weight="normal" officeooo:rsid="00218f10" officeooo:paragraph-rsid="00563a1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ff3300" style:font-name="Garuda" fo:font-style="normal" fo:font-weight="normal" officeooo:rsid="00218f10" officeooo:paragraph-rsid="005b7a7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ff3300" style:font-name="Garuda" fo:font-style="normal" fo:font-weight="normal" officeooo:rsid="00218f10" officeooo:paragraph-rsid="0060a70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ff3300" style:font-name="Garuda" fo:font-style="normal" fo:font-weight="normal" officeooo:rsid="00218f10" officeooo:paragraph-rsid="0081e57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ff3300" style:font-name="Garuda" fo:font-style="normal" fo:font-weight="normal" officeooo:rsid="00218f10" officeooo:paragraph-rsid="0093770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ff3300" style:font-name="Garuda" fo:font-style="normal" fo:font-weight="normal" officeooo:rsid="00436c7c" officeooo:paragraph-rsid="00436c7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ff3300" style:font-name="Garuda" fo:font-style="normal" fo:font-weight="normal" officeooo:rsid="0062f5c1" officeooo:paragraph-rsid="0062f5c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ff3300" style:font-name="Garuda" fo:font-style="normal" fo:font-weight="normal" officeooo:rsid="00681c0f" officeooo:paragraph-rsid="00681c0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ff3300" style:font-name="Garuda" fo:font-style="normal" fo:font-weight="normal" officeooo:rsid="00681c0f" officeooo:paragraph-rsid="006a61f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ff3300" style:font-name="Garuda" fo:font-style="normal" fo:font-weight="normal" officeooo:rsid="00681c0f" officeooo:paragraph-rsid="0085288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ff3300" style:font-name="Garuda" fo:font-style="normal" fo:font-weight="normal" officeooo:rsid="0081e570" officeooo:paragraph-rsid="0081e57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ff3300" style:font-name="Garuda" fo:font-style="normal" fo:font-weight="normal" officeooo:rsid="008f8fa0" officeooo:paragraph-rsid="008f8fa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ff3300" style:font-name="Garuda" fo:font-style="normal" style:text-underline-style="none" fo:font-weight="normal" officeooo:rsid="00422482" officeooo:paragraph-rsid="0042248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ff3300" style:font-name="Garuda" fo:font-style="normal" style:text-underline-style="none" fo:font-weight="normal" officeooo:rsid="003bc81e" officeooo:paragraph-rsid="003bc81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ff3300" style:font-name="Garuda" fo:font-style="normal" style:text-underline-style="none" fo:font-weight="normal" officeooo:rsid="003bc81e" officeooo:paragraph-rsid="005b7a7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ff3300" style:font-name="Garuda" fo:font-style="normal" style:text-underline-style="none" fo:font-weight="normal" officeooo:rsid="002d601b" officeooo:paragraph-rsid="003bc81e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ff3300" style:font-name="Garuda" fo:font-style="normal" style:text-underline-style="none" fo:font-weight="normal" officeooo:rsid="002a0e33" officeooo:paragraph-rsid="002a0e33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ff3300" style:font-name="Garuda" fo:font-style="normal" style:text-underline-style="none" fo:font-weight="normal" officeooo:rsid="0028a558" officeooo:paragraph-rsid="0027d31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color="#ff3300" style:font-name="Garuda" fo:font-style="normal" style:text-underline-style="none" fo:font-weight="normal" officeooo:rsid="00218f10" officeooo:paragraph-rsid="00218f1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color="#000000" style:font-name="Garuda" fo:font-style="normal" fo:font-weight="normal" officeooo:rsid="001fe0de" officeooo:paragraph-rsid="001fe0d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style:font-name="Garuda" fo:font-style="normal" fo:font-weight="normal" officeooo:rsid="0025057c" officeooo:paragraph-rsid="002f159f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color="#000000" style:font-name="Garuda" fo:font-style="normal" fo:font-weight="normal" officeooo:rsid="00406f80" officeooo:paragraph-rsid="0042248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color="#000000" style:font-name="Garuda" fo:font-style="normal" fo:font-weight="normal" officeooo:rsid="00406f80" officeooo:paragraph-rsid="00948a36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color="#000000" style:font-name="Garuda" fo:font-style="normal" fo:font-weight="normal" officeooo:rsid="00681c0f" officeooo:paragraph-rsid="004083f6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color="#000000" style:font-name="Garuda" fo:font-style="normal" fo:font-weight="normal" officeooo:rsid="004b38cb" officeooo:paragraph-rsid="004356f4" style:font-style-asian="normal" style:font-weight-asian="normal" style:font-style-complex="normal" style:font-weight-complex="normal"/>
    </style:style>
    <style:style style:name="T1" style:family="text">
      <style:text-properties officeooo:rsid="001cf41e"/>
    </style:style>
    <style:style style:name="T2" style:family="text">
      <style:text-properties fo:color="#6600cc"/>
    </style:style>
    <style:style style:name="T3" style:family="text">
      <style:text-properties fo:color="#6600cc" officeooo:rsid="001cf41e"/>
    </style:style>
    <style:style style:name="T4" style:family="text">
      <style:text-properties fo:color="#6600cc" officeooo:rsid="001e359f"/>
    </style:style>
    <style:style style:name="T5" style:family="text">
      <style:text-properties fo:color="#6600cc" officeooo:rsid="001fe0de"/>
    </style:style>
    <style:style style:name="T6" style:family="text">
      <style:text-properties fo:color="#6600cc" officeooo:rsid="0029623e"/>
    </style:style>
    <style:style style:name="T7" style:family="text">
      <style:text-properties fo:color="#6600cc" officeooo:rsid="002bb40e"/>
    </style:style>
    <style:style style:name="T8" style:family="text">
      <style:text-properties fo:color="#6600cc" officeooo:rsid="00339748"/>
    </style:style>
    <style:style style:name="T9" style:family="text">
      <style:text-properties fo:color="#6600cc" officeooo:rsid="0035300c"/>
    </style:style>
    <style:style style:name="T10" style:family="text">
      <style:text-properties fo:color="#6600cc" officeooo:rsid="00374dfb"/>
    </style:style>
    <style:style style:name="T11" style:family="text">
      <style:text-properties fo:color="#6600cc" officeooo:rsid="003bc81e"/>
    </style:style>
    <style:style style:name="T12" style:family="text">
      <style:text-properties fo:color="#6600cc" officeooo:rsid="003cb4bf"/>
    </style:style>
    <style:style style:name="T13" style:family="text">
      <style:text-properties fo:color="#6600cc" officeooo:rsid="003cf3a4"/>
    </style:style>
    <style:style style:name="T14" style:family="text">
      <style:text-properties fo:color="#6600cc" officeooo:rsid="003e829c"/>
    </style:style>
    <style:style style:name="T15" style:family="text">
      <style:text-properties fo:color="#6600cc" officeooo:rsid="00406f80"/>
    </style:style>
    <style:style style:name="T16" style:family="text">
      <style:text-properties fo:color="#6600cc" officeooo:rsid="00422482"/>
    </style:style>
    <style:style style:name="T17" style:family="text">
      <style:text-properties fo:color="#6600cc" officeooo:rsid="004234dd"/>
    </style:style>
    <style:style style:name="T18" style:family="text">
      <style:text-properties fo:color="#6600cc" officeooo:rsid="004462e8"/>
    </style:style>
    <style:style style:name="T19" style:family="text">
      <style:text-properties fo:color="#6600cc" officeooo:rsid="0044f99f"/>
    </style:style>
    <style:style style:name="T20" style:family="text">
      <style:text-properties fo:color="#6600cc" officeooo:rsid="004832d3"/>
    </style:style>
    <style:style style:name="T21" style:family="text">
      <style:text-properties fo:color="#6600cc" officeooo:rsid="004a1fea"/>
    </style:style>
    <style:style style:name="T22" style:family="text">
      <style:text-properties fo:color="#6600cc" style:text-underline-style="solid" style:text-underline-width="auto" style:text-underline-color="font-color"/>
    </style:style>
    <style:style style:name="T23" style:family="text">
      <style:text-properties fo:color="#6600cc" style:text-underline-style="solid" style:text-underline-width="auto" style:text-underline-color="font-color" officeooo:rsid="001e359f"/>
    </style:style>
    <style:style style:name="T24" style:family="text">
      <style:text-properties fo:color="#6600cc" style:text-underline-style="solid" style:text-underline-width="auto" style:text-underline-color="font-color" officeooo:rsid="001fe0de"/>
    </style:style>
    <style:style style:name="T25" style:family="text">
      <style:text-properties fo:color="#6600cc" style:text-underline-style="solid" style:text-underline-width="auto" style:text-underline-color="font-color" officeooo:rsid="0028a558"/>
    </style:style>
    <style:style style:name="T26" style:family="text">
      <style:text-properties fo:color="#6600cc" style:text-underline-style="solid" style:text-underline-width="auto" style:text-underline-color="font-color" officeooo:rsid="00218f10"/>
    </style:style>
    <style:style style:name="T27" style:family="text">
      <style:text-properties fo:color="#6600cc" officeooo:rsid="00563a1a"/>
    </style:style>
    <style:style style:name="T28" style:family="text">
      <style:text-properties fo:color="#6600cc" officeooo:rsid="005d23e7"/>
    </style:style>
    <style:style style:name="T29" style:family="text">
      <style:text-properties fo:color="#6600cc" officeooo:rsid="005ee7f4"/>
    </style:style>
    <style:style style:name="T30" style:family="text">
      <style:text-properties fo:color="#6600cc" officeooo:rsid="005f54a9"/>
    </style:style>
    <style:style style:name="T31" style:family="text">
      <style:text-properties fo:color="#6600cc" officeooo:rsid="0060a709"/>
    </style:style>
    <style:style style:name="T32" style:family="text">
      <style:text-properties fo:color="#6600cc" officeooo:rsid="00625c45"/>
    </style:style>
    <style:style style:name="T33" style:family="text">
      <style:text-properties fo:color="#6600cc" officeooo:rsid="006492fd"/>
    </style:style>
    <style:style style:name="T34" style:family="text">
      <style:text-properties fo:color="#6600cc" style:text-underline-style="none" officeooo:rsid="001e359f"/>
    </style:style>
    <style:style style:name="T35" style:family="text">
      <style:text-properties fo:color="#6600cc" officeooo:rsid="00663ae5"/>
    </style:style>
    <style:style style:name="T36" style:family="text">
      <style:text-properties fo:color="#6600cc" officeooo:rsid="0068c73d"/>
    </style:style>
    <style:style style:name="T37" style:family="text">
      <style:text-properties fo:color="#6600cc" officeooo:rsid="006a61f9"/>
    </style:style>
    <style:style style:name="T38" style:family="text">
      <style:text-properties fo:color="#6600cc" officeooo:rsid="00681c0f"/>
    </style:style>
    <style:style style:name="T39" style:family="text">
      <style:text-properties fo:color="#6600cc" officeooo:rsid="0083a9e5"/>
    </style:style>
    <style:style style:name="T40" style:family="text">
      <style:text-properties fo:color="#6600cc" officeooo:rsid="0085288c"/>
    </style:style>
    <style:style style:name="T41" style:family="text">
      <style:text-properties fo:color="#6600cc" officeooo:rsid="0088e517"/>
    </style:style>
    <style:style style:name="T42" style:family="text">
      <style:text-properties fo:color="#6600cc" officeooo:rsid="008ad1ec"/>
    </style:style>
    <style:style style:name="T43" style:family="text">
      <style:text-properties fo:color="#6600cc" officeooo:rsid="008e9723"/>
    </style:style>
    <style:style style:name="T44" style:family="text">
      <style:text-properties fo:color="#6600cc" officeooo:rsid="0091d74e"/>
    </style:style>
    <style:style style:name="T45" style:family="text">
      <style:text-properties fo:color="#6600cc" officeooo:rsid="00937700"/>
    </style:style>
    <style:style style:name="T46" style:family="text">
      <style:text-properties fo:color="#6600cc" officeooo:rsid="00950659"/>
    </style:style>
    <style:style style:name="T47" style:family="text">
      <style:text-properties fo:color="#6600cc" officeooo:rsid="00959900"/>
    </style:style>
    <style:style style:name="T48" style:family="text">
      <style:text-properties fo:color="#000000"/>
    </style:style>
    <style:style style:name="T49" style:family="text">
      <style:text-properties fo:color="#000000" officeooo:rsid="001cf41e"/>
    </style:style>
    <style:style style:name="T50" style:family="text">
      <style:text-properties fo:color="#000000" officeooo:rsid="001e359f"/>
    </style:style>
    <style:style style:name="T51" style:family="text">
      <style:text-properties fo:color="#000000" officeooo:rsid="001fe0de"/>
    </style:style>
    <style:style style:name="T52" style:family="text">
      <style:text-properties fo:color="#000000" officeooo:rsid="0025057c"/>
    </style:style>
    <style:style style:name="T53" style:family="text">
      <style:text-properties fo:color="#000000" officeooo:rsid="0028a558"/>
    </style:style>
    <style:style style:name="T54" style:family="text">
      <style:text-properties fo:color="#000000" officeooo:rsid="002adf41"/>
    </style:style>
    <style:style style:name="T55" style:family="text">
      <style:text-properties fo:color="#000000" officeooo:rsid="002b26ff"/>
    </style:style>
    <style:style style:name="T56" style:family="text">
      <style:text-properties fo:color="#000000" officeooo:rsid="002c8f87"/>
    </style:style>
    <style:style style:name="T57" style:family="text">
      <style:text-properties fo:color="#000000" officeooo:rsid="0031c09e"/>
    </style:style>
    <style:style style:name="T58" style:family="text">
      <style:text-properties fo:color="#000000" officeooo:rsid="0035300c"/>
    </style:style>
    <style:style style:name="T59" style:family="text">
      <style:text-properties fo:color="#000000" officeooo:rsid="0037284c"/>
    </style:style>
    <style:style style:name="T60" style:family="text">
      <style:text-properties fo:color="#000000" officeooo:rsid="00374dfb"/>
    </style:style>
    <style:style style:name="T61" style:family="text">
      <style:text-properties fo:color="#000000" officeooo:rsid="0039525b"/>
    </style:style>
    <style:style style:name="T62" style:family="text">
      <style:text-properties fo:color="#000000" officeooo:rsid="0039dfe1"/>
    </style:style>
    <style:style style:name="T63" style:family="text">
      <style:text-properties fo:color="#000000" officeooo:rsid="003cb4bf"/>
    </style:style>
    <style:style style:name="T64" style:family="text">
      <style:text-properties fo:color="#000000" officeooo:rsid="003cf3a4"/>
    </style:style>
    <style:style style:name="T65" style:family="text">
      <style:text-properties fo:color="#000000" officeooo:rsid="00406f80"/>
    </style:style>
    <style:style style:name="T66" style:family="text">
      <style:text-properties fo:color="#000000" officeooo:rsid="004234dd"/>
    </style:style>
    <style:style style:name="T67" style:family="text">
      <style:text-properties fo:color="#000000" officeooo:rsid="004462e8"/>
    </style:style>
    <style:style style:name="T68" style:family="text">
      <style:text-properties fo:color="#000000" officeooo:rsid="0044f99f"/>
    </style:style>
    <style:style style:name="T69" style:family="text">
      <style:text-properties fo:color="#000000" officeooo:rsid="00468da5"/>
    </style:style>
    <style:style style:name="T70" style:family="text">
      <style:text-properties fo:color="#000000" officeooo:rsid="004832d3"/>
    </style:style>
    <style:style style:name="T71" style:family="text">
      <style:text-properties fo:color="#000000" officeooo:rsid="004a1fea"/>
    </style:style>
    <style:style style:name="T72" style:family="text">
      <style:text-properties fo:color="#000000" officeooo:rsid="00563a1a"/>
    </style:style>
    <style:style style:name="T73" style:family="text">
      <style:text-properties fo:color="#000000" officeooo:rsid="005d23e7"/>
    </style:style>
    <style:style style:name="T74" style:family="text">
      <style:text-properties fo:color="#000000" officeooo:rsid="005ee7f4"/>
    </style:style>
    <style:style style:name="T75" style:family="text">
      <style:text-properties fo:color="#000000" officeooo:rsid="005f54a9"/>
    </style:style>
    <style:style style:name="T76" style:family="text">
      <style:text-properties fo:color="#000000" officeooo:rsid="0060a709"/>
    </style:style>
    <style:style style:name="T77" style:family="text">
      <style:text-properties fo:color="#000000" officeooo:rsid="00625c45"/>
    </style:style>
    <style:style style:name="T78" style:family="text">
      <style:text-properties fo:color="#000000" officeooo:rsid="00641a2b"/>
    </style:style>
    <style:style style:name="T79" style:family="text">
      <style:text-properties fo:color="#000000" officeooo:rsid="006492fd"/>
    </style:style>
    <style:style style:name="T80" style:family="text">
      <style:text-properties fo:color="#000000" officeooo:rsid="00663ae5"/>
    </style:style>
    <style:style style:name="T81" style:family="text">
      <style:text-properties fo:color="#000000" officeooo:rsid="00681c0f"/>
    </style:style>
    <style:style style:name="T82" style:family="text">
      <style:text-properties fo:color="#000000" officeooo:rsid="006dfc96"/>
    </style:style>
    <style:style style:name="T83" style:family="text">
      <style:text-properties fo:color="#000000" officeooo:rsid="006fee07"/>
    </style:style>
    <style:style style:name="T84" style:family="text">
      <style:text-properties fo:color="#000000" officeooo:rsid="0072082f"/>
    </style:style>
    <style:style style:name="T85" style:family="text">
      <style:text-properties fo:color="#000000" officeooo:rsid="0073ea30"/>
    </style:style>
    <style:style style:name="T86" style:family="text">
      <style:text-properties fo:color="#000000" officeooo:rsid="007489e1"/>
    </style:style>
    <style:style style:name="T87" style:family="text">
      <style:text-properties fo:color="#000000" officeooo:rsid="007687e0"/>
    </style:style>
    <style:style style:name="T88" style:family="text">
      <style:text-properties fo:color="#000000" officeooo:rsid="00768fe4"/>
    </style:style>
    <style:style style:name="T89" style:family="text">
      <style:text-properties fo:color="#000000" officeooo:rsid="0078035c"/>
    </style:style>
    <style:style style:name="T90" style:family="text">
      <style:text-properties fo:color="#000000" officeooo:rsid="00798d9a"/>
    </style:style>
    <style:style style:name="T91" style:family="text">
      <style:text-properties fo:color="#000000" officeooo:rsid="0079bc41"/>
    </style:style>
    <style:style style:name="T92" style:family="text">
      <style:text-properties fo:color="#000000" officeooo:rsid="007b16d6"/>
    </style:style>
    <style:style style:name="T93" style:family="text">
      <style:text-properties fo:color="#000000" officeooo:rsid="007e4089"/>
    </style:style>
    <style:style style:name="T94" style:family="text">
      <style:text-properties fo:color="#000000" officeooo:rsid="007f95cb"/>
    </style:style>
    <style:style style:name="T95" style:family="text">
      <style:text-properties fo:color="#000000" officeooo:rsid="0080fe19"/>
    </style:style>
    <style:style style:name="T96" style:family="text">
      <style:text-properties fo:color="#000000" officeooo:rsid="00218f10"/>
    </style:style>
    <style:style style:name="T97" style:family="text">
      <style:text-properties fo:color="#000000" officeooo:rsid="0083a9e5"/>
    </style:style>
    <style:style style:name="T98" style:family="text">
      <style:text-properties fo:color="#000000" officeooo:rsid="0087bf6b"/>
    </style:style>
    <style:style style:name="T99" style:family="text">
      <style:text-properties fo:color="#000000" officeooo:rsid="008bbef0"/>
    </style:style>
    <style:style style:name="T100" style:family="text">
      <style:text-properties fo:color="#000000" officeooo:rsid="008cbdfa"/>
    </style:style>
    <style:style style:name="T101" style:family="text">
      <style:text-properties fo:color="#000000" officeooo:rsid="0091d74e"/>
    </style:style>
    <style:style style:name="T102" style:family="text">
      <style:text-properties fo:color="#000000" officeooo:rsid="00937700"/>
    </style:style>
    <style:style style:name="T103" style:family="text">
      <style:text-properties fo:color="#000000" officeooo:rsid="00959900"/>
    </style:style>
    <style:style style:name="T104" style:family="text">
      <style:text-properties officeooo:rsid="001e359f"/>
    </style:style>
    <style:style style:name="T105" style:family="text">
      <style:text-properties officeooo:rsid="001fe0de"/>
    </style:style>
    <style:style style:name="T106" style:family="text">
      <style:text-properties officeooo:rsid="003a6dde"/>
    </style:style>
    <style:style style:name="T107" style:family="text">
      <style:text-properties officeooo:rsid="004356f4"/>
    </style:style>
    <style:style style:name="T108" style:family="text">
      <style:text-properties officeooo:rsid="0057e7e9"/>
    </style:style>
    <style:style style:name="T109" style:family="text">
      <style:text-properties officeooo:rsid="00596f03"/>
    </style:style>
    <style:style style:name="T110" style:family="text">
      <style:text-properties officeooo:rsid="005a98c6"/>
    </style:style>
    <style:style style:name="T111" style:family="text">
      <style:text-properties officeooo:rsid="005c6ba1"/>
    </style:style>
    <style:style style:name="T112" style:family="text">
      <style:text-properties officeooo:rsid="0063aa8b"/>
    </style:style>
    <style:style style:name="T113" style:family="text">
      <style:text-properties style:use-window-font-color="true"/>
    </style:style>
    <style:style style:name="T114" style:family="text">
      <style:text-properties style:use-window-font-color="true" officeooo:rsid="006a61f9"/>
    </style:style>
    <style:style style:name="T115" style:family="text">
      <style:text-properties style:use-window-font-color="true" officeooo:rsid="0085288c"/>
    </style:style>
    <style:style style:name="T116" style:family="text">
      <style:text-properties officeooo:rsid="0071720d"/>
    </style:style>
    <style:style style:name="T117" style:family="text">
      <style:text-properties officeooo:rsid="00798d9a"/>
    </style:style>
    <style:style style:name="T118" style:family="text">
      <style:text-properties officeooo:rsid="008e9723"/>
    </style:style>
    <style:style style:name="T119" style:family="text">
      <style:text-properties officeooo:rsid="00912ba9"/>
    </style:style>
    <style:style style:name="T120" style:family="text">
      <style:text-properties officeooo:rsid="00374d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imary key =&gt; unique</text:p>
      <text:p text:style-name="P5">unique &lt;=&gt; secondary key <text:span text:style-name="T116">(of prim)</text:span></text:p>
      <text:p text:style-name="P3">2 databases: end application vs test applicati<text:span text:style-name="T109">on</text:span></text:p>
      <text:p text:style-name="P1">Tables <text:span text:style-name="T49">&amp;</text:span><text:span text:style-name="T1"> </text:span><text:span text:style-name="T3">Columns</text:span></text:p>
      <text:p text:style-name="P6">user</text:p>
      <text:p text:style-name="P6"><text:tab/><text:span text:style-name="T23">id</text:span><text:span text:style-name="T104"> </text:span><text:span text:style-name="T50">int [primary_key, auto_incr, not_null]</text:span></text:p>
      <text:p text:style-name="P6"><text:tab/><text:span text:style-name="T23">name</text:span><text:span text:style-name="T34"> </text:span><text:span text:style-name="T50">varchar(30) [not_null, </text:span><text:span text:style-name="T82">unique</text:span><text:span text:style-name="T50">]</text:span></text:p>
      <text:p text:style-name="P6"><text:tab/><text:span text:style-name="T4">password</text:span><text:span text:style-name="T42">H</text:span><text:span text:style-name="T4">ashed</text:span><text:span text:style-name="T104"> </text:span><text:span text:style-name="T50">varchar(100)</text:span></text:p>
      <text:p text:style-name="P6"/>
      <text:p text:style-name="P10">stock</text:p>
      <text:p text:style-name="P7"><text:tab/><text:span text:style-name="T23">id</text:span><text:span text:style-name="T104"> </text:span><text:span text:style-name="T50">int [primary_key, auto_incr, not_null]</text:span></text:p>
      <text:p text:style-name="P7"><text:tab/><text:span text:style-name="T4">name</text:span><text:span text:style-name="T104"> </text:span><text:span text:style-name="T50">varchar(30) [not_null]</text:span></text:p>
      <text:p text:style-name="P7"><text:tab/><text:span text:style-name="T24">ticker</text:span><text:span text:style-name="T105"> </text:span><text:span text:style-name="T50">varchar(10) </text:span><text:span text:style-name="T51">[unique, </text:span><text:span text:style-name="T83">not null</text:span><text:span text:style-name="T51">]</text:span></text:p>
      <text:p text:style-name="P7"><text:span text:style-name="T51"><text:tab/></text:span><text:span text:style-name="T5">market</text:span><text:span text:style-name="T51"> varchar(20)</text:span></text:p>
      <text:p text:style-name="P36"/>
      <text:p text:style-name="P35">stockCategory</text:p>
      <text:p text:style-name="P11"><text:span text:style-name="T48"><text:tab/></text:span><text:span text:style-name="T22">id</text:span><text:span text:style-name="T48"> int</text:span><text:span text:style-name="T50"> [primary_key, auto_incr, not_null]</text:span></text:p>
      <text:p text:style-name="P11"><text:span text:style-name="T50"><text:tab/></text:span><text:span text:style-name="T2">stock</text:span><text:span text:style-name="T48"> </text:span><text:span text:style-name="T59">int</text:span><text:span text:style-name="T52"> [</text:span><text:span text:style-name="T88">not null, </text:span><text:span text:style-name="T52">verwijst naar </text:span><text:span text:style-name="T59">stock.id</text:span><text:span text:style-name="T52">]</text:span></text:p>
      <text:p text:style-name="P11"><text:span text:style-name="T48"><text:tab/></text:span><text:span text:style-name="T2">criterium</text:span><text:span text:style-name="T48"> </text:span><text:span text:style-name="T52">varchar(20) </text:span><text:span text:style-name="T84">[not null]</text:span></text:p>
      <text:p text:style-name="P11"><text:span text:style-name="T48"><text:tab/></text:span><text:span text:style-name="T2">value</text:span><text:span text:style-name="T48"> </text:span><text:span text:style-name="T52">varchar(30) </text:span><text:span text:style-name="T84">[not null]</text:span></text:p>
      <text:p text:style-name="P11"/>
      <text:p text:style-name="P33">method</text:p>
      <text:p text:style-name="P13"><text:span text:style-name="T48"><text:tab/></text:span><text:span text:style-name="T22">id</text:span><text:span text:style-name="T48"> int</text:span><text:span text:style-name="T50"> [primary_key, auto_incr, not_null]</text:span></text:p>
      <text:p text:style-name="P13"><text:span text:style-name="T50"><text:tab/></text:span><text:span text:style-name="T25">name</text:span><text:span text:style-name="T48"> </text:span><text:span text:style-name="T52">varchar(</text:span><text:span text:style-name="T53">20</text:span><text:span text:style-name="T52">) </text:span><text:span text:style-name="T54">[</text:span><text:span text:style-name="T85">not null, </text:span><text:span text:style-name="T84">unique</text:span><text:span text:style-name="T54">, is ook de </text:span><text:span text:style-name="T55">directory naam met py file</text:span><text:span text:style-name="T54">]</text:span></text:p>
      <text:p text:style-name="P13"><text:span text:style-name="T54"><text:tab/></text:span><text:span text:style-name="T33">description</text:span><text:span text:style-name="T79"> varchar(150) </text:span></text:p>
      <text:p text:style-name="P37"/>
      <text:p text:style-name="P34">strategy</text:p>
      <text:p text:style-name="P12"><text:span text:style-name="T48"><text:tab/></text:span><text:span text:style-name="T22">id</text:span><text:span text:style-name="T48"> int</text:span><text:span text:style-name="T50"> [primary_key, auto_incr, not_null]</text:span></text:p>
      <text:p text:style-name="P12"><text:span text:style-name="T50"><text:tab/></text:span><text:span text:style-name="T25">name</text:span><text:span text:style-name="T48"> </text:span><text:span text:style-name="T52">varchar(</text:span><text:span text:style-name="T53">20</text:span><text:span text:style-name="T52">) </text:span><text:span text:style-name="T86">[</text:span><text:span text:style-name="T98">not_null, </text:span><text:span text:style-name="T86">unique]</text:span></text:p>
      <text:p text:style-name="P12"><text:span text:style-name="T48"><text:tab/></text:span><text:span text:style-name="T6">method</text:span><text:span text:style-name="T48"> </text:span><text:span text:style-name="T62">int [</text:span><text:span text:style-name="T88">not null, </text:span><text:span text:style-name="T62">verwijst naar method.id]</text:span></text:p>
      <text:p text:style-name="P12"><text:span text:style-name="T52"><text:tab/></text:span><text:span text:style-name="T41">isA</text:span><text:span text:style-name="T20">ctive</text:span><text:span text:style-name="T52"> </text:span><text:span text:style-name="T70">boolean </text:span><text:span text:style-name="T87">[not null, default true]</text:span></text:p>
      <text:p text:style-name="P17"><text:span text:style-name="T20"><text:tab/></text:span><text:span text:style-name="T27">parameters</text:span><text:span text:style-name="T52"> </text:span><text:span text:style-name="T72">varchar(100)</text:span></text:p>
      <text:p text:style-name="P32"><text:soft-page-break/></text:p>
      <text:p text:style-name="P32"><text:span text:style-name="T106">strategy</text:span>EditHistory</text:p>
      <text:p text:style-name="P14"><text:tab/><text:span text:style-name="T22">id</text:span><text:span text:style-name="T48"> int</text:span><text:span text:style-name="T50"> [primary_key, auto_incr, not_null]</text:span></text:p>
      <text:p text:style-name="P14"><text:span text:style-name="T50"><text:tab/></text:span><text:span text:style-name="T11">strategy</text:span><text:span text:style-name="T57"> </text:span><text:span text:style-name="T58">int </text:span><text:span text:style-name="T57">[</text:span><text:span text:style-name="T88">not null, </text:span><text:span text:style-name="T57">verwijst naar </text:span><text:span text:style-name="T63">strategy</text:span><text:span text:style-name="T57">.id]</text:span></text:p>
      <text:p text:style-name="P14"><text:span text:style-name="T48"><text:tab/></text:span><text:span text:style-name="T8">newP</text:span><text:span text:style-name="T7">arameters</text:span><text:span text:style-name="T48"> </text:span><text:span text:style-name="T52">varchar(</text:span><text:span text:style-name="T56">100</text:span><text:span text:style-name="T52">)</text:span></text:p>
      <text:p text:style-name="P14"><text:span text:style-name="T52"><text:tab/></text:span><text:span text:style-name="T9">editor</text:span><text:span text:style-name="T58"> int <text:s/>[</text:span><text:span text:style-name="T88">not null, </text:span><text:span text:style-name="T58">verwijst naar user.id]</text:span></text:p>
      <text:p text:style-name="P14"><text:span text:style-name="T58"><text:tab/></text:span><text:span text:style-name="T10">timestamp</text:span><text:span text:style-name="T60"> </text:span><text:span text:style-name="T61">timestamp </text:span><text:span text:style-name="T88">[not null]</text:span></text:p>
      <text:p text:style-name="P14"/>
      <text:p text:style-name="P30">transaction <text:span text:style-name="T108">(END ONLY)</text:span></text:p>
      <text:p text:style-name="P14"><text:tab/><text:span text:style-name="T22">id</text:span><text:span text:style-name="T48"> int</text:span><text:span text:style-name="T50"> [primary_key, auto_incr, not_null]</text:span></text:p>
      <text:p text:style-name="P14"><text:span text:style-name="T50"><text:tab/></text:span><text:span text:style-name="T12">stock</text:span><text:span text:style-name="T57"> </text:span><text:span text:style-name="T58">int </text:span><text:span text:style-name="T57">[</text:span><text:span text:style-name="T92">not null, </text:span><text:span text:style-name="T57">verwijst naar </text:span><text:span text:style-name="T63">stock</text:span><text:span text:style-name="T57">.id]</text:span></text:p>
      <text:p text:style-name="P14"><text:span text:style-name="T48"><text:tab/></text:span><text:span text:style-name="T13">isBuy</text:span><text:span text:style-name="T48"> </text:span><text:span text:style-name="T64">boolean [</text:span><text:span text:style-name="T91">not null, </text:span><text:span text:style-name="T64">indien niet buy dan sell]</text:span></text:p>
      <text:p text:style-name="P14"><text:span text:style-name="T52"><text:tab/></text:span><text:span text:style-name="T14">numOfstock</text:span><text:span text:style-name="T58"> int </text:span><text:span text:style-name="T89">[not null]</text:span></text:p>
      <text:p text:style-name="P14"><text:span text:style-name="T58"><text:tab/></text:span><text:span text:style-name="T10">timestamp</text:span><text:span text:style-name="T60"> </text:span><text:span text:style-name="T61">timestamp </text:span><text:span text:style-name="T90">[not null]</text:span></text:p>
      <text:p text:style-name="P15"><text:span text:style-name="T10"><text:tab/></text:span><text:span text:style-name="T15">operator</text:span><text:span text:style-name="T60"> </text:span><text:span text:style-name="T65">int [</text:span><text:span text:style-name="T90">not null, </text:span><text:span text:style-name="T65">verwijst naar user.id]</text:span></text:p>
      <text:p text:style-name="P15"><text:span text:style-name="T65"><text:tab/></text:span><text:span text:style-name="T38">price</text:span><text:span text:style-name="T81"> </text:span><text:span text:style-name="T99">float </text:span><text:span text:style-name="T81">[puur stock, </text:span><text:span text:style-name="T90">not null</text:span><text:span text:style-name="T81">] </text:span></text:p>
      <text:p text:style-name="P40"><text:tab/><text:span text:style-name="T2">transactionCost </text:span><text:span text:style-name="T117">float [not null]</text:span></text:p>
      <text:p text:style-name="P40"><text:tab/><text:span text:style-name="T43">portfolio</text:span><text:span text:style-name="T118"> int [not null, verwijst naar portfolio.id]</text:span></text:p>
      <text:p text:style-name="P38"><text:s/></text:p>
      <text:p text:style-name="P31"><text:span text:style-name="T111">simulation</text:span> <text:span text:style-name="T108">(TEST ONLY)</text:span></text:p>
      <text:p text:style-name="P18"><text:tab/><text:span text:style-name="T22">id</text:span><text:span text:style-name="T48"> int</text:span><text:span text:style-name="T50"> [primary_key, auto_incr, not_null]</text:span></text:p>
      <text:p text:style-name="P19"><text:span text:style-name="T50"><text:tab/></text:span><text:span text:style-name="T31">name</text:span><text:span text:style-name="T57"> </text:span><text:span text:style-name="T76">varchar(30) </text:span><text:span text:style-name="T93">[</text:span><text:span text:style-name="T99">unique, </text:span><text:span text:style-name="T93">not_null]</text:span></text:p>
      <text:p text:style-name="P19"><text:span text:style-name="T50"><text:tab/></text:span><text:span text:style-name="T31">description</text:span><text:span text:style-name="T50"> </text:span><text:span text:style-name="T76">varchar(</text:span><text:span text:style-name="T99">60</text:span><text:span text:style-name="T76">)</text:span></text:p>
      <text:p text:style-name="P18"><text:span text:style-name="T50"><text:tab/></text:span><text:span text:style-name="T28">strategy</text:span><text:span text:style-name="T57"> </text:span><text:span text:style-name="T58">int </text:span><text:span text:style-name="T57">[</text:span><text:span text:style-name="T93">not null, </text:span><text:span text:style-name="T57">verwijst naar </text:span><text:span text:style-name="T73">strategy</text:span><text:span text:style-name="T57">.id]</text:span></text:p>
      <text:p text:style-name="P18"><text:span text:style-name="T48"><text:tab/></text:span><text:span text:style-name="T29">owner</text:span><text:span text:style-name="T48"> </text:span><text:span text:style-name="T74">int</text:span><text:span text:style-name="T64"> [</text:span><text:span text:style-name="T93">not null, </text:span><text:span text:style-name="T74">verwijst naar user.id]</text:span></text:p>
      <text:p text:style-name="P18"><text:span text:style-name="T52"><text:tab/></text:span><text:span text:style-name="T30">timestampStart</text:span><text:span text:style-name="T58"> </text:span><text:span text:style-name="T75">timestamp </text:span><text:span text:style-name="T93">[not_null]</text:span></text:p>
      <text:p text:style-name="P18"><text:span text:style-name="T58"><text:tab/></text:span><text:span text:style-name="T30">timestampEnd</text:span><text:span text:style-name="T60"> </text:span><text:span text:style-name="T61">timestamp </text:span><text:span text:style-name="T93">[not_null]</text:span></text:p>
      <text:p text:style-name="P18"><text:span text:style-name="T61"><text:tab/></text:span><text:span text:style-name="T47">totalG</text:span><text:span text:style-name="T35">ain</text:span><text:span text:style-name="T80"> float </text:span><text:span text:style-name="T93">[</text:span><text:span text:style-name="T97">bedrag</text:span><text:span text:style-name="T93">]</text:span></text:p>
      <text:p text:style-name="P18"><text:span text:style-name="T80"><text:tab/></text:span><text:span text:style-name="T47">totalR</text:span><text:span text:style-name="T39">eturn</text:span><text:span text:style-name="T93"> float [%]</text:span></text:p>
      <text:p text:style-name="P18"><text:span text:style-name="T10"><text:tab/></text:span><text:span text:style-name="T32">status</text:span><text:span text:style-name="T60"> </text:span><text:span text:style-name="T77">varchar(8) </text:span><text:span text:style-name="T78">[</text:span><text:span text:style-name="T93">not_null, </text:span><text:span text:style-name="T78">running/done/failed/stopped]</text:span></text:p>
      <text:p text:style-name="P21"><text:span text:style-name="T78"><text:tab/></text:span><text:span text:style-name="T45">pid</text:span><text:span text:style-name="T60"> </text:span><text:span text:style-name="T102">int</text:span></text:p>
      <text:p text:style-name="P39"><text:tab/><text:span text:style-name="T46">progress</text:span><text:span text:style-name="T120"> int [not_null default 0, getal op 100]</text:span></text:p>
      <text:p text:style-name="P29"><text:soft-page-break/>webAppLoginHistory</text:p>
      <text:p text:style-name="P16"><text:tab/><text:span text:style-name="T22">id</text:span><text:span text:style-name="T48"> int</text:span><text:span text:style-name="T50"> [primary_key, auto_incr, not_null]</text:span></text:p>
      <text:p text:style-name="P16"><text:span text:style-name="T50"><text:tab/></text:span><text:span text:style-name="T17">succeeded</text:span><text:span text:style-name="T66"> boolean [</text:span><text:span text:style-name="T94">not_null, </text:span><text:span text:style-name="T66">indien heel veel failed → hacker?]</text:span></text:p>
      <text:p text:style-name="P16"><text:span text:style-name="T58"><text:tab/></text:span><text:span text:style-name="T10">timestamp</text:span><text:span text:style-name="T60"> </text:span><text:span text:style-name="T61">timestamp </text:span><text:span text:style-name="T94">[not_null]</text:span></text:p>
      <text:p text:style-name="P16"><text:span text:style-name="T10"><text:tab/></text:span><text:span text:style-name="T16">user</text:span><text:span text:style-name="T60"> </text:span><text:span text:style-name="T65">int [</text:span><text:span text:style-name="T95">not_null, </text:span><text:span text:style-name="T65">verwijst naar user.id]</text:span></text:p>
      <text:p text:style-name="P38"/>
      <text:p text:style-name="P27">portfolio</text:p>
      <text:p text:style-name="P27"><text:tab/><text:span text:style-name="T26">id</text:span><text:span text:style-name="T96"> int</text:span><text:span text:style-name="T50"> [primary_key, auto_incr, not_null]</text:span></text:p>
      <text:p text:style-name="P20"><text:span text:style-name="T50"><text:tab/></text:span><text:span text:style-name="T31">name</text:span><text:span text:style-name="T57"> </text:span><text:span text:style-name="T76">varchar(30) </text:span><text:span text:style-name="T93">[</text:span><text:span text:style-name="T100">unique, </text:span><text:span text:style-name="T93">not_null]</text:span></text:p>
      <text:p text:style-name="P27"><text:tab/><text:span text:style-name="T2">capital</text:span> <text:span text:style-name="T113">[not_null, vermogen]</text:span></text:p>
      <text:p text:style-name="P16"/>
      <text:p text:style-name="P2"><text:span text:style-name="T107">Views</text:span> <text:span text:style-name="T49">&amp;</text:span><text:span text:style-name="T1"> </text:span><text:span text:style-name="T3">Columns</text:span></text:p>
      <text:p text:style-name="P22"><text:span text:style-name="T119">w</text:span>allet <text:span text:style-name="T110">(END ONLY)</text:span></text:p>
      <text:p text:style-name="P8"><text:tab/><text:span text:style-name="T18">stock</text:span><text:span text:style-name="T44">Ticker</text:span><text:span text:style-name="T104"> </text:span><text:span text:style-name="T50">varchar(10) [</text:span><text:span text:style-name="T67">verwijst naar stock.</text:span><text:span text:style-name="T69">ticke</text:span><text:span text:style-name="T71">r</text:span><text:span text:style-name="T50">]</text:span></text:p>
      <text:p text:style-name="P9"><text:span text:style-name="T18"><text:tab/>stock</text:span><text:span text:style-name="T44">Name</text:span><text:span text:style-name="T50"> varchar(10) [</text:span><text:span text:style-name="T67">verwijst naar stock.</text:span><text:span text:style-name="T101">name</text:span><text:span text:style-name="T50">]</text:span></text:p>
      <text:p text:style-name="P8"><text:tab/><text:span text:style-name="T19">numOfstock</text:span><text:span text:style-name="T104"> </text:span><text:span text:style-name="T68">int</text:span></text:p>
      <text:p text:style-name="P8"><text:span text:style-name="T65"><text:tab/></text:span><text:span text:style-name="T21">stockMarket</text:span><text:span text:style-name="T71"> </text:span><text:span text:style-name="T50">varchar(</text:span><text:span text:style-name="T71">20</text:span><text:span text:style-name="T50">) </text:span><text:span text:style-name="T71">[verwijst naar stock.market]</text:span></text:p>
      <text:p text:style-name="P28"><text:span text:style-name="T71"><text:tab/></text:span><text:span text:style-name="T2">portfolio</text:span><text:span text:style-name="T48"> int [not null, verwijst naar portfolio.id]</text:span></text:p>
      <text:p text:style-name="P41"/>
      <text:p text:style-name="P23">statistics (END <text:span text:style-name="T112">only)</text:span></text:p>
      <text:p text:style-name="P24"><text:span text:style-name="T2"><text:tab/>wallet</text:span><text:span text:style-name="T37">Return</text:span><text:span text:style-name="T2"> </text:span><text:span text:style-name="T115">float</text:span><text:span text:style-name="T40"> </text:span><text:span text:style-name="T114">[percentage winst]</text:span></text:p>
      <text:p text:style-name="P25"><text:span text:style-name="T113"><text:tab/></text:span><text:span text:style-name="T2">walletGain </text:span><text:span text:style-name="T115">float</text:span><text:span text:style-name="T40"> </text:span><text:span text:style-name="T114">[geld winst]</text:span></text:p>
      <text:p text:style-name="P24"><text:tab/><text:span text:style-name="T2">referenceIndex</text:span><text:span text:style-name="T40">Return</text:span> <text:span text:style-name="T113">[alle aandelen die we hebben = wereld]</text:span></text:p>
      <text:p text:style-name="P26"><text:tab/><text:span text:style-name="T2">referenceIndex</text:span><text:span text:style-name="T40">Gain</text:span></text:p>
      <text:p text:style-name="P24"><text:tab/><text:span text:style-name="T2">totTransactionCost</text:span></text:p>
      <text:p text:style-name="P24"><text:tab/><text:span text:style-name="T36">totNu</text:span><text:span text:style-name="T2">mOfOrders</text:span></text:p>
      <text:p text:style-name="P24"><text:tab/></text:p>
      <text:p text:style-name="P27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3:04:55.587338538</meta:creation-date>
    <meta:generator>LibreOffice/4.2.8.2$Linux_X86_64 LibreOffice_project/420m0$Build-2</meta:generator>
    <dc:date>2015-09-01T10:25:01.575943910</dc:date>
    <meta:editing-duration>PT12H12M33S</meta:editing-duration>
    <meta:editing-cycles>123</meta:editing-cycles>
    <meta:document-statistic meta:table-count="0" meta:image-count="0" meta:object-count="0" meta:page-count="3" meta:paragraph-count="82" meta:word-count="340" meta:character-count="2695" meta:non-whitespace-character-count="2367"/>
  </office:meta>
</office:document-meta>
</file>